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8" style:family="table-row">
      <style:table-row-properties style:min-row-height="0.393cm" fo:background-color="transparent" fo:keep-together="auto">
        <style:background-image/>
      </style:table-row-properties>
    </style:style>
    <style:style style:name="Tabela2.A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12" style:family="table-row">
      <style:table-row-properties style:min-row-height="0.598cm" fo:keep-together="auto"/>
    </style:style>
    <style:style style:name="Tabela2.15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ff6600" fo:font-weight="bold" officeooo:rsid="002af58d" officeooo:paragraph-rsid="002af58d" style:font-weight-asian="bold" style:font-weight-complex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2">1. javascript (przynajmniej walidacja) 1 pkt<text:line-break/>2. css (przynajmniej tło, czcionki, bloki+pozycjonowanie) 1 pkt<text:line-break/>3. parametry inicjalizacyjne 1 pkt<text:line-break/>4. sesja 1 pkt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1<text:span text:style-name="T1">. </text:span><text:span text:style-name="T3">Wyświetlanie listy książek.</text:span><text:span text:style-name="T2"> </text:span>Koszyk z możliwością dodawania i usuwania książek. Możliwość wypożyczenia książek – </text:p>
          </table:table-cell>
          <table:table-cell table:style-name="Tabela2.A1" office:value-type="string">
            <text:p text:style-name="P4">3 </text:p>
          </table:table-cell>
        </table:table-row>
        <table:table-row table:style-name="Tabela2.2">
          <table:table-cell table:style-name="Tabela2.A1" office:value-type="string">
            <text:p text:style-name="P6">2. Zarządzanie książkami w panelu administracyjnym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4"><text:span text:style-name="T2">3. Rejestracja czytelników. </text:span>Potwierdzenie rejestracji w panelu administracyjnym.<text:span text:style-name="T2"> Możliwość zalogowania się na swoje konto. </text:span>Tylko użytkownicy zalogowani mogą wypożyczać książki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4">
          <table:table-cell table:style-name="Tabela2.A1" office:value-type="string">
            <text:p text:style-name="P5"><text:span text:style-name="T2">4. Konta dla pracowników wypożyczalni. </text:span>Pracownicy mogą zarządzać książkami, czytelnikami i wypożyczeniami. Pracownikami zarządza administrator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1">
          <table:table-cell table:style-name="Tabela2.A1" office:value-type="string">
            <text:p text:style-name="P3">5. Kategorie książek. Kategorie tworzą wielopoziomowe drzewa. Każda książka należy do dokładnie jednej kategorii, Możliwość przeglądania książek według kategori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">
          <table:table-cell table:style-name="Tabela2.A1" office:value-type="string">
            <text:p text:style-name="P3">6. Etykiety (tagi) dla książek. Każda książka może być opatrzona wieloma etykietami. Przeglądanie książek według etykiet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3">7. Dodatkowe pliki do pobrania przy opisie ksiąski, np.: kody źródłowe programów, próbki muzyki czy filmów. Każdy plik posiada swój opis. Liczba plików nie jest ograniczon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8">
          <table:table-cell table:style-name="Tabela2.A8" office:value-type="string">
            <text:p text:style-name="P4">8. Wyszukiwanie książek na podstawie tytułu, nazwy autora, numeru ISBN i ewentualnie innych atrybutów </text:p>
          </table:table-cell>
          <table:table-cell table:style-name="Tabela2.A1" office:value-type="string">
            <text:p text:style-name="P4">2 </text:p>
          </table:table-cell>
        </table:table-row>
        <table:table-row table:style-name="Tabela2.2">
          <table:table-cell table:style-name="Tabela2.A1" office:value-type="string">
            <text:p text:style-name="P3">9. Operatory logiczne typu and, or i not przy wyszukiwaniu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2">
          <table:table-cell table:style-name="Tabela2.A1" office:value-type="string">
            <text:p text:style-name="P4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1">
          <table:table-cell table:style-name="Tabela2.A1" office:value-type="string">
            <text:p text:style-name="P3">13. Stany magazynowe książek. Automatyczna aktualizacja stanów przy wypożyczeniu i zwrocie książki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3">14. Możliwość zapisania się do kolejki, gdy danej książki nie ma aktualnie w magazynie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15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6">16. Wiadomości redagowane przez administratora i umieszczane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4">17. Wyświetlanie nowości (kilku ostatnio dodanych książek) na stronie głównej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3">18. Wybór skórek dla interfejsu użytkownika </text:p>
          </table:table-cell>
          <table:table-cell table:style-name="Tabela2.A1" office:value-type="string">
            <text:p text:style-name="P3">2 </text:p>
          </table:table-cell>
        </table:table-row>
        <table:table-row table:style-name="Tabela2.2">
          <table:table-cell table:style-name="Tabela2.A1" office:value-type="string">
            <text:p text:style-name="P3">19. Dodatkowa wersja językowa interfejsu użytkownika </text:p>
          </table:table-cell>
          <table:table-cell table:style-name="Tabela2.A1" office:value-type="string">
            <text:p text:style-name="P3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17T23:39:41.232000000</dc:date>
    <meta:editing-duration>P1DT6H34M12S</meta:editing-duration>
    <meta:editing-cycles>15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41" meta:word-count="350" meta:character-count="2580" meta:non-whitespace-character-count="2230"/>
  </office:meta>
</office:document-meta>
</file>